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029cm" fo:margin-left="-0.016cm" table:align="left"/>
    </style:style>
    <style:style style:name="Tabelle1.A" style:family="table-column">
      <style:table-column-properties style:column-width="14.923cm"/>
    </style:style>
    <style:style style:name="Tabelle1.B" style:family="table-column">
      <style:table-column-properties style:column-width="2.1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d79a0" officeooo:paragraph-rsid="001d79a0"/>
    </style:style>
    <style:style style:name="P2" style:family="paragraph" style:parent-style-name="Table_20_Contents">
      <style:text-properties officeooo:rsid="001d79a0" officeooo:paragraph-rsid="001d79a0"/>
    </style:style>
    <style:style style:name="P3" style:family="paragraph" style:parent-style-name="Table_20_Contents">
      <style:text-properties officeooo:rsid="001f3fc6" officeooo:paragraph-rsid="001f3fc6"/>
    </style:style>
    <style:style style:name="P4" style:family="paragraph" style:parent-style-name="Table_20_Contents">
      <style:text-properties officeooo:rsid="00211b34" officeooo:paragraph-rsid="00211b34"/>
    </style:style>
    <style:style style:name="P5" style:family="paragraph" style:parent-style-name="Table_20_Contents">
      <style:text-properties officeooo:rsid="00222d41" officeooo:paragraph-rsid="00222d41"/>
    </style:style>
    <style:style style:name="P6" style:family="paragraph" style:parent-style-name="Table_20_Contents">
      <style:text-properties officeooo:rsid="00224530" officeooo:paragraph-rsid="00224530"/>
    </style:style>
    <style:style style:name="P7" style:family="paragraph" style:parent-style-name="Table_20_Contents">
      <style:text-properties officeooo:rsid="0024a4cd" officeooo:paragraph-rsid="0024a4cd"/>
    </style:style>
    <style:style style:name="P8" style:family="paragraph" style:parent-style-name="Table_20_Contents">
      <style:text-properties officeooo:rsid="00261e89" officeooo:paragraph-rsid="00261e89"/>
    </style:style>
    <style:style style:name="P9" style:family="paragraph" style:parent-style-name="Table_20_Contents">
      <style:text-properties officeooo:rsid="002647d3" officeooo:paragraph-rsid="002647d3"/>
    </style:style>
    <style:style style:name="P10" style:family="paragraph" style:parent-style-name="Table_20_Contents">
      <style:text-properties officeooo:rsid="002730ff" officeooo:paragraph-rsid="002730ff"/>
    </style:style>
    <style:style style:name="P11" style:family="paragraph" style:parent-style-name="Table_20_Contents">
      <style:text-properties officeooo:rsid="00279b2b" officeooo:paragraph-rsid="00279b2b"/>
    </style:style>
    <style:style style:name="P12" style:family="paragraph" style:parent-style-name="Table_20_Contents">
      <style:text-properties officeooo:rsid="002c9e35" officeooo:paragraph-rsid="002c9e35"/>
    </style:style>
    <style:style style:name="P13" style:family="paragraph" style:parent-style-name="Table_20_Contents">
      <style:text-properties officeooo:rsid="00211b34" officeooo:paragraph-rsid="00211b34"/>
    </style:style>
    <style:style style:name="P14" style:family="paragraph" style:parent-style-name="Table_20_Contents">
      <style:text-properties officeooo:rsid="00279b2b" officeooo:paragraph-rsid="00279b2b"/>
    </style:style>
    <style:style style:name="P15" style:family="paragraph" style:parent-style-name="Table_20_Contents">
      <style:text-properties officeooo:rsid="002e1a81" officeooo:paragraph-rsid="002e1a81"/>
    </style:style>
    <style:style style:name="T1" style:family="text">
      <style:text-properties officeooo:rsid="002647d3"/>
    </style:style>
    <style:style style:name="T2" style:family="text">
      <style:text-properties officeooo:rsid="00282bab"/>
    </style:style>
    <style:style style:name="T3" style:family="text">
      <style:text-properties officeooo:rsid="001f3fc6"/>
    </style:style>
    <style:style style:name="T4" style:family="text">
      <style:text-properties officeooo:rsid="002441de"/>
    </style:style>
    <style:style style:name="T5" style:family="text">
      <style:text-properties officeooo:rsid="0024a4cd"/>
    </style:style>
    <style:style style:name="T6" style:family="text">
      <style:text-properties officeooo:rsid="0025a61d"/>
    </style:style>
    <style:style style:name="T7" style:family="text">
      <style:text-properties officeooo:rsid="00261e89"/>
    </style:style>
    <style:style style:name="T8" style:family="text">
      <style:text-properties officeooo:rsid="00298cf8"/>
    </style:style>
    <style:style style:name="T9" style:family="text">
      <style:text-properties officeooo:rsid="002b08f1"/>
    </style:style>
    <style:style style:name="T10" style:family="text">
      <style:text-properties officeooo:rsid="002c9e35"/>
    </style:style>
    <style:style style:name="T11" style:family="text">
      <style:text-properties officeooo:rsid="002e1a81"/>
    </style:style>
    <style:style style:name="T12" style:family="text">
      <style:text-properties officeooo:rsid="002f0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Lineare Regression</text:p>
          </table:table-cell>
          <table:table-cell table:style-name="Tabelle1.B1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2">Lineare Regression <text:span text:style-name="T8">with</text:span> dynamic <text:span text:style-name="T8">timefames</text:span> <text:span text:style-name="T8">and</text:span> <text:span text:style-name="T8">r</text:span>olling fun<text:span text:style-name="T8">c</text:span>tion <text:span text:style-name="T3">(LR)</text:span></text:p>
          </table:table-cell>
          <table:table-cell table:style-name="Tabelle1.B2" office:value-type="string">
            <text:p text:style-name="P4">X</text:p>
          </table:table-cell>
        </table:table-row>
        <table:table-row>
          <table:table-cell table:style-name="Tabelle1.A2" office:value-type="string">
            <text:p text:style-name="P2">Resistance-Line-Identifier <text:span text:style-name="T3">(RLI)</text:span></text:p>
          </table:table-cell>
          <table:table-cell table:style-name="Tabelle1.B2" office:value-type="string">
            <text:p text:style-name="P4">X</text:p>
          </table:table-cell>
        </table:table-row>
        <table:table-row>
          <table:table-cell table:style-name="Tabelle1.A2" office:value-type="string">
            <text:p text:style-name="P7">Algorithmus: <text:span text:style-name="T8">that‘s my part</text:span></text:p>
            <text:p text:style-name="P3">Implementation von if Bedingungen aus RLI, MACD und LR</text:p>
            <text:p text:style-name="P4">Kontrollbedingungen</text:p>
            <text:p text:style-name="P7">Anwendung auf verschiedenen Zeitskalen</text:p>
          </table:table-cell>
          <table:table-cell table:style-name="Tabelle1.B2" office:value-type="string">
            <text:p text:style-name="P3"/>
            <text:p text:style-name="P4">X</text:p>
            <text:p text:style-name="P7">X</text:p>
            <text:p text:style-name="P7">X</text:p>
          </table:table-cell>
        </table:table-row>
        <table:table-row>
          <table:table-cell table:style-name="Tabelle1.A2" office:value-type="string">
            <text:p text:style-name="P7"><text:span text:style-name="T8">l</text:span>ive <text:span text:style-name="T8">d</text:span>at<text:span text:style-name="T8">a record</text:span> <text:span text:style-name="T8">from</text:span> Poloniex, f<text:span text:style-name="T9">or</text:span> <text:span text:style-name="T9">s</text:span>imulation <text:span text:style-name="T9">of the</text:span> <text:span text:style-name="T9">a</text:span>lgorithm i<text:span text:style-name="T9">n</text:span> <text:span text:style-name="T9">short time trading</text:span> <text:span text:style-name="T7">(sekounds not ms)</text:span></text:p>
          </table:table-cell>
          <table:table-cell table:style-name="Tabelle1.B2" office:value-type="string">
            <text:p text:style-name="P7">X</text:p>
          </table:table-cell>
        </table:table-row>
        <table:table-row>
          <table:table-cell table:style-name="Tabelle1.A2" office:value-type="string">
            <text:p text:style-name="P12">My part too</text:p>
            <text:p text:style-name="P3">Simulation des Algorithmus (LR und RLI benötigt<text:span text:style-name="T5">) auf allen Zeitskalen</text:span></text:p>
            <text:p text:style-name="P10">Graphische Darstellung der Handlungen in der Simulation zur Auswertung</text:p>
            <text:p text:style-name="P7">Verbesserung des Algorithmus durch Anpassen der Bedingungen und Implementation neuer Bed. z.B. Candlestickanalyse, Absolutwerte <text:span text:style-name="T6">und Trend</text:span> des MACD <text:span text:style-name="T6">u.</text:span> <text:span text:style-name="T6">weitere</text:span> </text:p>
          </table:table-cell>
          <table:table-cell table:style-name="Tabelle1.B2" office:value-type="string">
            <text:p text:style-name="P4"/>
            <text:p text:style-name="P4">X</text:p>
            <text:p text:style-name="P7">X</text:p>
            <text:p text:style-name="P10">X</text:p>
          </table:table-cell>
        </table:table-row>
        <table:table-row>
          <table:table-cell table:style-name="Tabelle1.A2" office:value-type="string">
            <text:p text:style-name="P2">MACD als Handelssignal <text:span text:style-name="T3">mit verschiedenen Timeframes</text:span></text:p>
          </table:table-cell>
          <table:table-cell table:style-name="Tabelle1.B2" office:value-type="string">
            <text:p text:style-name="Table_20_Contents">*</text:p>
          </table:table-cell>
        </table:table-row>
        <table:table-row>
          <table:table-cell table:style-name="Tabelle1.A2" office:value-type="string">
            <text:p text:style-name="P4"><text:span text:style-name="T10">c</text:span>ommuni<text:span text:style-name="T10">c</text:span>ation <text:span text:style-name="T10">with exchange</text:span>:</text:p>
            <text:p text:style-name="P4"><text:span text:style-name="T10">recive</text:span> a<text:span text:style-name="T10">c</text:span>tuell <text:span text:style-name="T10">pricedata</text:span></text:p>
            <text:p text:style-name="P4"><text:span text:style-name="T10">s</text:span>end <text:span text:style-name="T10">a</text:span> <text:span text:style-name="T10">buy and</text:span> <text:span text:style-name="T10">sell decision,</text:span> place order <text:span text:style-name="T10">and</text:span> take order</text:p>
            <text:p text:style-name="P4"><text:span text:style-name="T10">callback the</text:span> <text:span text:style-name="T10">number</text:span> <text:span text:style-name="T10">of sold</text:span> <text:span text:style-name="T10">c</text:span>oins</text:p>
          </table:table-cell>
          <table:table-cell table:style-name="Tabelle1.B2" office:value-type="string">
            <text:p text:style-name="P4"/>
            <text:p text:style-name="P5">X</text:p>
            <text:p text:style-name="P5">X</text:p>
            <text:p text:style-name="P5">X</text:p>
          </table:table-cell>
        </table:table-row>
        <table:table-row>
          <table:table-cell table:style-name="Tabelle1.A2" office:value-type="string">
            <text:p text:style-name="P5">Monitoring:</text:p>
            <text:p text:style-name="P5"><text:span text:style-name="T10">c</text:span>oinspeed <text:span text:style-name="T10">d</text:span>at<text:span text:style-name="T10">a</text:span> <text:span text:style-name="T10">are ready</text:span>, graphic <text:span text:style-name="T11">depiction is absent</text:span></text:p>
            <text:p text:style-name="P5"><text:span text:style-name="T11">lern to read</text:span> <text:span text:style-name="T11">coinspeed graph</text:span> <text:span text:style-name="T11">with</text:span> <text:span text:style-name="T11">time</text:span> <text:span text:style-name="T11">constructive</text:span> <text:span text:style-name="T11">depiction</text:span></text:p>
            <text:p text:style-name="P8"><text:span text:style-name="T11">evaluation</text:span> <text:span text:style-name="T11">of</text:span> <text:span text:style-name="T11">t</text:span>rade <text:span text:style-name="T11">h</text:span>istory</text:p>
            <text:p text:style-name="P8"><text:span text:style-name="T11">graphic</text:span> <text:span text:style-name="T11">depiction</text:span> <text:span text:style-name="T11">of</text:span> <text:span text:style-name="T11">c</text:span>oinportfolio <text:span text:style-name="T1">(aktives Fondmanagement)</text:span></text:p>
            <text:p text:style-name="P8"><text:span text:style-name="T11">k</text:span>lassic <text:span text:style-name="T11">depiction</text:span> <text:span text:style-name="T11">of</text:span> live <text:span text:style-name="T11">d</text:span>at<text:span text:style-name="T11">a</text:span> <text:span text:style-name="T11">from exchange</text:span></text:p>
          </table:table-cell>
          <table:table-cell table:style-name="Tabelle1.B2" office:value-type="string">
            <text:p text:style-name="Table_20_Contents"/>
            <text:p text:style-name="P5">X</text:p>
            <text:p text:style-name="P6">X</text:p>
            <text:p text:style-name="P8">X</text:p>
            <text:p text:style-name="P8">X</text:p>
            <text:p text:style-name="P8">X</text:p>
          </table:table-cell>
        </table:table-row>
        <table:table-row>
          <table:table-cell table:style-name="Tabelle1.A2" office:value-type="string">
            <text:p text:style-name="P15">This is may be out of one week <text:span text:style-name="T12">worktime</text:span></text:p>
            <text:p text:style-name="P11">Anschluss an 5 weiteren Börsen</text:p>
            <text:p text:style-name="P11">Formale Gründung</text:p>
            <text:p text:style-name="P11">Einladung von Investoren <text:s/></text:p>
          </table:table-cell>
          <table:table-cell table:style-name="Tabelle1.B2" office:value-type="string">
            <text:p text:style-name="P11"/>
            <text:p text:style-name="P11">X</text:p>
            <text:p text:style-name="P11">X</text:p>
            <text:p text:style-name="P11">X</text:p>
          </table:table-cell>
        </table:table-row>
        <table:table-row>
          <table:table-cell table:style-name="Tabelle1.A2" office:value-type="string">
            <text:p text:style-name="P9">Später:</text:p>
            <text:p text:style-name="P9">zwei verschiedene Arten von spred-trading</text:p>
            <text:p text:style-name="P9">automatische Analyse der Coinwebsites zur Beurteilung</text:p>
          </table:table-cell>
          <table:table-cell table:style-name="Tabelle1.B2" office:value-type="string">
            <text:p text:style-name="Table_20_Contents"/>
            <text:p text:style-name="P9">X</text:p>
            <text:p text:style-name="P9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79a0" officeooo:paragraph-rsid="001d79a0"/>
    </style:style>
    <style:style style:name="MT1" style:family="text">
      <style:text-properties officeooo:rsid="002647d3"/>
    </style:style>
    <style:style style:name="MT2" style:family="text">
      <style:text-properties officeooo:rsid="00282bab"/>
    </style:style>
    <style:style style:name="MT3" style:family="text">
      <style:text-properties officeooo:rsid="002b08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o Do:<text:tab/>* = <text:span text:style-name="MT1">semi ready</text:span>, <text:span text:style-name="MT2">X</text:span> = <text:span text:style-name="MT3">to</text:span> <text:span text:style-name="MT3">d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32:30.554721320</meta:creation-date>
    <dc:date>2017-04-24T15:00:02.467659289</dc:date>
    <meta:editing-duration>PT1H8M38S</meta:editing-duration>
    <meta:editing-cycles>10</meta:editing-cycles>
    <meta:generator>LibreOffice/5.1.6.2$Linux_X86_64 LibreOffice_project/10m0$Build-2</meta:generator>
    <meta:document-statistic meta:table-count="1" meta:image-count="0" meta:object-count="0" meta:page-count="1" meta:paragraph-count="55" meta:word-count="219" meta:character-count="1381" meta:non-whitespace-character-count="1214"/>
  </office:meta>
</office:document-meta>
</file>